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OpenSymbol" svg:font-family="OpenSymbo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1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1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master-page-name="HTML">
      <style:paragraph-properties fo:margin-top="0cm" fo:margin-bottom="0cm" style:page-number="auto"/>
      <style:text-properties style:font-name="Times New Roman1" fo:font-size="12pt" fo:font-weight="bold" style:font-size-asian="12pt" style:font-size-complex="12pt"/>
    </style:style>
    <style:style style:name="P6" style:family="paragraph" style:parent-style-name="Text_20_body">
      <style:paragraph-properties fo:margin-top="0cm" fo:margin-bottom="0cm"/>
      <style:text-properties style:font-name="Times New Roman1" fo:font-size="12pt" fo:font-weight="bold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/>
      <style:text-properties style:font-name="Times New Roman1" fo:font-size="12pt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/>
      <style:text-properties style:font-name="Times New Roman1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me</text:p>
      <text:p text:style-name="P4"><text:bookmark text:name="bjia7"/><text:bookmark text:name="bjia8"/><text:bookmark text:name="bjia9"/>Mein Freund der Bär</text:p>
      <text:p text:style-name="P4"/>
      <text:p text:style-name="P2"><text:bookmark text:name="bjia10"/><text:bookmark text:name="bjia11"/>Beschreibung</text:p>
      <text:p text:style-name="P1">Der Schamane Tellborn hat aus Versehen seinen Freund Fulco in einen Bären verwandelt. Besorge ihm die Zutaten für seinen Zaubertrank, damit er Fulco wieder in einen Menschen zurückverwandeln kann.</text:p>
      <text:p text:style-name="P1"><text:bookmark text:name="bjia13"/><text:bookmark text:name="bjia14"/></text:p>
      <text:p text:style-name="P2"><text:bookmark text:name="bjia15"/><text:bookmark text:name="bjia16"/>Typ</text:p>
      <text:list xml:id="list592694517" text:style-name="L1">
        <text:list-item>
          <text:p text:style-name="P7">Sekundär</text:p>
        </text:list-item>
      </text:list>
      <text:p text:style-name="P1"/>
      <text:p text:style-name="P2"><text:bookmark text:name="bjia18"/><text:bookmark text:name="x9n43"/>Auftraggeber</text:p>
      <text:p text:style-name="P1">Tellborn</text:p>
      <text:p text:style-name="P2"><text:bookmark text:name="bjia182"/><text:bookmark text:name="v1ic0"/><text:bookmark text:name="v1ic1"/></text:p>
      <text:p text:style-name="P2"><text:bookmark text:name="bjia183"/><text:bookmark text:name="v1ic2"/>Verlauf</text:p>
      <text:p text:style-name="P1"><text:bookmark text:name="x9n44"/><text:placeholder text:placeholder-type="text" text:description="Falls nötig eine sehr kurze Beschreibung des Auftragverlaufs. Ansonsten steht hier ein Bindestrich.">&lt;Verlauf&gt;</text:placeholder></text:p>
      <text:p text:style-name="P1"><text:bookmark text:name="bjia185"/><text:bookmark text:name="bjia19"/></text:p>
      <text:p text:style-name="P2"><text:bookmark text:name="bjia20"/><text:bookmark text:name="bjia21"/>Ziele</text:p>
      <text:list xml:id="list934102051" text:style-name="L2">
        <text:list-item>
          <text:p text:style-name="P8"><text:bookmark text:name="q_5s0"/>Suche nach einem ...</text:p>
        </text:list-item>
        <text:list-item>
          <text:p text:style-name="P8"><text:bookmark text:name="p0.f0"/>Suche nach einem ...</text:p>
        </text:list-item>
      </text:list>
      <text:p text:style-name="P1"/>
      <text:p text:style-name="P3">Belohnungen</text:p>
      <text:p text:style-name="P4">2000 Erfahrungspunkte</text:p>
      <text:p text:style-name="P4">1200 Goldmünzen</text:p>
      <text:p text:style-name="P4">4 Spruchrollen der Geborgenheit</text:p>
      <text:p text:style-name="P4">1 Tellborns Geisterru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>
      <style:text-properties fo:font-size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6-22T04:48:05</meta:creation-date>
    <dc:language>en-US</dc:language>
    <meta:editing-cycles>8</meta:editing-cycles>
    <meta:editing-duration>PT00H07M51S</meta:editing-duration>
    <meta:initial-creator>Tamino Dauth</meta:initial-creator>
    <dc:date>2009-06-25T12:28:12</dc:date>
    <dc:creator>Tamino Dauth</dc:creator>
    <meta:document-statistic meta:table-count="0" meta:image-count="0" meta:object-count="0" meta:page-count="1" meta:paragraph-count="18" meta:word-count="65" meta:character-count="427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